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VING AND LOADING CODE</text:p>
      <text:p text:style-name="P1"><text:span text:style-name="T1"/></text:p>
      <text:p text:style-name="P2"><text:span text:style-name="T1">Saving</text:span><text:span text:style-name="T2"> code is storing it on the hard drive so that it can be retrieved later. <text:s/></text:span><text:span text:style-name="T1">Loading</text:span><text:span text:style-name="T2"> the code is retrieving it.</text:span></text:p>
      <text:p text:style-name="P2"><text:span text:style-name="T2"/></text:p>
      <text:p text:style-name="P2"><text:span text:style-name="T2">Whenever you want to </text:span><text:span text:style-name="T1">save</text:span><text:span text:style-name="T2"> your code, you can do so in two ways: you can click on the disk icon near the top of the window, shown here:</text:span></text:p>
      <text:p text:style-name="P2"><text:span text:style-name="T2"/></text:p>
      <text:p text:style-name="P2"><text:span text:style-name="T2">[Screenshot goes here]</text:span></text:p>
      <text:p text:style-name="P2"><text:span text:style-name="T2"/></text:p>
      <text:p text:style-name="P2"><text:span text:style-name="T2">Or, you can do so from the File menu, shown here. </text:span></text:p>
      <text:p text:style-name="P2"><text:span text:style-name="T2"/></text:p>
      <text:p text:style-name="P2"><text:span text:style-name="T2">[Screenshot goes here]</text:span></text:p>
      <text:p text:style-name="P2"><text:span text:style-name="T2"/></text:p>
      <text:p text:style-name="P2"><text:span text:style-name="T2">In the file menu, there are two options for saving: </text:span><text:span text:style-name="T1">save </text:span><text:span text:style-name="T2"><text:s/>and </text:span><text:span text:style-name="T1">save as</text:span><text:span text:style-name="T2">. <text:s/></text:span><text:span text:style-name="T1">Save</text:span><text:span text:style-name="T2"> </text:span><text:span text:style-name="T1">as</text:span><text:span text:style-name="T2"> will allow you to specify a new file name and location on the disk when saving. <text:s/></text:span><text:span text:style-name="T1">Save</text:span><text:span text:style-name="T2"> uses the last file name and location that the file was saved as. <text:s/>The disk button at the top of the screen works like the </text:span><text:span text:style-name="T1">save</text:span><text:span text:style-name="T2"> choice.</text:span></text:p>
      <text:p text:style-name="P2"><text:span text:style-name="T2"/></text:p>
      <text:p text:style-name="P2"><text:span text:style-name="T2">When you want to </text:span><text:span text:style-name="T1">load</text:span><text:span text:style-name="T2"> a file, you do so from the File menu, shown above. <text:s/>For loading code, choose the </text:span><text:span text:style-name="T1">Open</text:span><text:span text:style-name="T2"> menu i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Blair L</meta:initial-creator>
    <meta:creation-date>2009-03-08T13:39:15</meta:creation-date>
    <dc:creator>Blair L</dc:creator>
    <dc:date>2009-03-08T14:53:58</dc:date>
    <meta:editing-cycles>1</meta:editing-cycles>
    <meta:editing-duration>PT1H14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56" meta:character-count="783"/>
  </office:meta>
</office:document-meta>
</file>